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2a1" officeooo:paragraph-rsid="001da2a1"/>
    </style:style>
    <style:style style:name="P2" style:family="paragraph" style:parent-style-name="Standard">
      <style:text-properties officeooo:rsid="001da2a1" officeooo:paragraph-rsid="001da2a1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800000"/>
    </style:style>
    <style:style style:name="T4" style:family="text">
      <style:text-properties fo:color="#ff33ff"/>
    </style:style>
    <style:style style:name="T5" style:family="text">
      <style:text-properties fo:color="#33ff99"/>
    </style:style>
    <style:style style:name="T6" style:family="text">
      <style:text-properties fo:color="#66ff00"/>
    </style:style>
    <style:style style:name="T7" style:family="text">
      <style:text-properties fo:color="#66ff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cff00" fo:font-weight="bold" style:font-weight-asian="bold" style:font-weight-complex="bold"/>
    </style:style>
    <style:style style:name="T10" style:family="text">
      <style:text-properties fo:color="#66cc00" fo:font-weight="bold" style:font-weight-asian="bold" style:font-weight-complex="bold"/>
    </style:style>
    <style:style style:name="T11" style:family="text">
      <style:text-properties fo:color="#669900"/>
    </style:style>
    <style:style style:name="T12" style:family="text">
      <style:text-properties fo:color="#6699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OM CLIENT SIDE</text:span></text:p>
      <text:p text:style-name="P1"><text:span text:style-name="T2">SCAN:</text:span> Client enables scan from the following function through dbus call</text:p>
      <text:p text:style-name="P1"><text:s text:c="23"/><text:span text:style-name="T3">CACentralStartDiscoveryImpl() </text:span></text:p>
      <text:p text:style-name="P1"><text:span text:style-name="T12">File Path:</text:span><text:span text:style-name="T6"> </text:span>iotivity-1.2.1/resource/csdk/connectivity/src/bt_le_adapter/linux/central.c</text:p>
      <text:p text:style-name="P1"/>
      <text:p text:style-name="P1"><text:span text:style-name="T2">MULTICAST: </text:span>Client enables multicast from the following function</text:p>
      <text:p text:style-name="P1"><text:tab/> <text:s text:c="11"/><text:span text:style-name="T3">CASendMulticastData()</text:span> </text:p>
      <text:p text:style-name="P1"><text:span text:style-name="T12">File Path: </text:span>otivity-1.2.1/resource/csdk/connectivity/src/bt_le_adapter/linux/peripheral.c</text:p>
      <text:p text:style-name="P1"/>
      <text:p text:style-name="P2">FROM SERVER SIDE</text:p>
      <text:p text:style-name="P1"><text:span text:style-name="T2">ADVERTISE : </text:span>Server enables advertise from the following function through dbus call</text:p>
      <text:p text:style-name="P1"><text:tab/> <text:s text:c="11"/><text:span text:style-name="T3">CAPeripheralRegisterAdvertisements()</text:span> </text:p>
      <text:p text:style-name="P1"><text:span text:style-name="T12">File Path: </text:span>iotivity-1.2.1/resource/csdk/connectivity/src/bt_le_adapter/linux/peripheral.c</text:p>
      <text:p text:style-name="P1"/>
      <text:p text:style-name="P1"><text:span text:style-name="T2">PROCESS MESSAGE :</text:span> Server process data through the following function</text:p>
      <text:p text:style-name="P1"><text:tab/><text:tab/><text:span text:style-name="T3">CAReceivedPacketCallback()</text:span> </text:p>
      <text:p text:style-name="P1"><text:span text:style-name="T12">File Path:</text:span> iotivity-1.2.1/resource/csdk/connectivity/src/camessagehandler.c</text:p>
      <text:p text:style-name="P1"><text:s text:c="3"/></text:p>
      <text:p text:style-name="P1"><text:span text:style-name="T2">UNICAST:</text:span> Server enables unicast from the following function</text:p>
      <text:p text:style-name="P1"><text:tab/> <text:s text:c="11"/><text:span text:style-name="T3">CASendUnicastData()</text:span> in the </text:p>
      <text:p text:style-name="P1"><text:span text:style-name="T12">File Path:</text:span> iotivity-1.2.1/resource/csdk/connectivity/src/cainterfacecontroller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3:13:12.651970507</meta:creation-date>
    <dc:date>2017-05-19T13:19:45.473014039</dc:date>
    <meta:editing-duration>PT6M33S</meta:editing-duration>
    <meta:editing-cycles>1</meta:editing-cycles>
    <meta:document-statistic meta:table-count="0" meta:image-count="0" meta:object-count="0" meta:page-count="1" meta:paragraph-count="18" meta:word-count="77" meta:character-count="1003" meta:non-whitespace-character-count="871"/>
    <meta:generator>LibreOffice/5.1.6.2$Linux_X86_64 LibreOffice_project/10m0$Build-2</meta:generator>
  </office:meta>
</office:document-meta>
</file>